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m" svg:font-family="dm, Menlo, Monaco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f33" officeooo:paragraph-rsid="000baf33"/>
    </style:style>
    <style:style style:name="P2" style:family="paragraph" style:parent-style-name="Standard">
      <style:text-properties officeooo:rsid="000d71ba" officeooo:paragraph-rsid="000d71ba"/>
    </style:style>
    <style:style style:name="P3" style:family="paragraph" style:parent-style-name="Standard">
      <style:text-properties officeooo:rsid="000d71ba" officeooo:paragraph-rsid="000d71ba"/>
    </style:style>
    <style:style style:name="P4" style:family="paragraph" style:parent-style-name="Standard">
      <style:text-properties officeooo:rsid="000e43d2" officeooo:paragraph-rsid="000e43d2"/>
    </style:style>
    <style:style style:name="P5" style:family="paragraph" style:parent-style-name="Text_20_body">
      <style:text-properties officeooo:rsid="000e43d2" officeooo:paragraph-rsid="000e43d2"/>
    </style:style>
    <style:style style:name="P6" style:family="paragraph" style:parent-style-name="Text_20_body">
      <style:text-properties officeooo:rsid="001033e5" officeooo:paragraph-rsid="001033e5"/>
    </style:style>
    <style:style style:name="T1" style:family="text">
      <style:text-properties officeooo:rsid="000c6625"/>
    </style:style>
    <style:style style:name="T2" style:family="text">
      <style:text-properties officeooo:rsid="000cef4b"/>
    </style:style>
    <style:style style:name="T3" style:family="text">
      <style:text-properties officeooo:rsid="000e43d2"/>
    </style:style>
    <style:style style:name="T4" style:family="text">
      <style:text-properties officeooo:rsid="00103a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. intro</text:h>
      <text:p text:style-name="P1">hooks는 functional component에서 state를 가질 수 있게 한다. </text:p>
      <text:p text:style-name="P1">그래서 <text:span text:style-name="T1">class component, did mount, render 등을 안해도 되게 한다 </text:span></text:p>
      <text:p text:style-name="P1">모든 것은 하나의 <text:span text:style-name="T1">function이 되는 것이다. </text:span></text:p>
      <text:p text:style-name="P1">이제는 함수형 프로그래밍(<text:span text:style-name="T2">functional programming)이 되는 것이다. </text:span></text:p>
      <text:p text:style-name="P1"/>
      <text:p text:style-name="P2">useState는 2개를 준다. 첫번째는 value, 두번째는 이를 변경하는방법</text:p>
      <text:p text:style-name="P2">우리는 array로 작업하는데, 왜냐하면 useState가 주는 것이 array이기 때문이다 </text:p>
      <text:p text:style-name="P2">useState은 array를 리턴할 것이다. 그 array의 첫번째 요소는 value이고, 이는 0에서 시작한다. 두 번째는 setCount이다. </text:p>
      <text:p text:style-name="P2"/>
      <text:p text:style-name="P2">만약 내가 <text:span text:style-name="T3">1개만 사용하고 싶다면 </text:span></text:p>
      <text:p text:style-name="P4">const item = useState(1)[0]</text:p>
      <text:p text:style-name="P4">이렇게 해주면 된다</text:p>
      <text:p text:style-name="P4">만약 <text:s/>함수를 수정하고 싶다면 </text:p>
      <text:p text:style-name="P4">const item = useState(1)[1] 이렇게 하면된다. </text:p>
      <text:p text:style-name="P2"/>
      <text:p text:style-name="P2">useState 가 리액트 state 매니지먼트의 밑으로 들어가 훅을 땡기는 것이다. </text:p>
      <text:p text:style-name="P2"/>
      <text:h text:style-name="Heading_20_1" text:outline-level="1">2. EffectHook</text:h>
      <text:p text:style-name="P5">이건 component did mount, did update 과 비슷하다. 이들은 주로 api에서 데이터를 요청할때 사용한다. </text:p>
      <text:p text:style-name="P4"/>
      <text:h text:style-name="Heading_20_1" text:outline-level="1">3. useInput </text:h>
      <text:p text:style-name="P6">&lt;input placeholder="이름" {...name}/&gt;</text:p>
      <text:p text:style-name="P6">{...name}이렇게 적으면 <text:s/>name안에 있는 모든 것들을 풀어준다. 따라서 name은 name.value가 되서 똑같아진다. </text:p>
      <text:p text:style-name="P6"/>
      <text:p text:style-name="P6">우리의 이벤트를 분리된 파일,<text:span text:style-name="T4"> 다른 entity에 연결해서 처리 할 수 있다. </text:span></text:p>
      <text:p text:style-name="P6"/>
      <text:h text:style-name="Heading_20_1" text:outline-level="1">4. useTab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m" svg:font-family="dm, Menlo, Monaco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9:42:40.637089475</meta:creation-date>
    <meta:generator>LibreOffice/6.0.7.3$Linux_X86_64 LibreOffice_project/00m0$Build-3</meta:generator>
    <dc:date>2019-06-07T12:25:27.511704566</dc:date>
    <meta:editing-duration>PT33M50S</meta:editing-duration>
    <meta:editing-cycles>4</meta:editing-cycles>
    <meta:document-statistic meta:table-count="0" meta:image-count="0" meta:object-count="0" meta:page-count="1" meta:paragraph-count="21" meta:word-count="353" meta:character-count="781" meta:non-whitespace-character-count="644"/>
  </office:meta>
</office:document-meta>
</file>